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paragraph-rsid="0016d730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5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6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7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8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b9d1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bf620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 – Atividade 0</text:span><text:span text:style-name="T7">7</text:span></text:p>
      <text:p text:style-name="P2"/>
      <text:p text:style-name="P8">Desenvolva um código que simule uma eleição com três candidatos.</text:p>
      <text:p text:style-name="P8">- candidato_X =&gt; 889</text:p>
      <text:p text:style-name="P8">- candidato_Y =&gt; 847</text:p>
      <text:p text:style-name="P8">- candidato_Z =&gt; 515</text:p>
      <text:p text:style-name="P8">- branco =&gt; 0</text:p>
      <text:p text:style-name="P8"/>
      <text:p text:style-name="P8">O código deve perguntar se deseja finalizar a votação depois do voto. Caso o número do voto não corresponda a nenhum candidato ou seja branco, ele deve ser tratado como nulo. Se for inserido um texto ao invés de número, o código deve retornar uma mensagem para votar novamente.</text:p>
      <text:p text:style-name="P8"/>
      <text:p text:style-name="P8">Quando a votação for finalizada, o código deverá mostrar o vencedor, aquele com o maior número de votos e, também, a quantidade de votos de cada candidato, os brancos e nulos </text:p>
      <text:p text:style-name="P8"/>
      <text:p text:style-name="P8"/>
      <text:p text:style-name="P8">Caso o usuário não digite um número ou apareça um inválido no campo do ano, o sistema informará o erro e continuará perguntando até que um valor correto seja preenchido.</text:p>
      <text:p text:style-name="P5"/>
      <text:p text:style-name="P3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4"/>
      <text:p text:style-name="P6">&lt;python&gt;</text:p>
      <text:p text:style-name="P7"><text:s/>import enum</text:p>
      <text:p text:style-name="P7">import os </text:p>
      <text:p text:style-name="P7">def votar(entrada): </text:p>
      <text:p text:style-name="P7"><text:s text:c="2"/>print("Cheguei aqui")</text:p>
      <text:p text:style-name="P7"><text:s text:c="2"/>if (entrada == 889): </text:p>
      <text:p text:style-name="P7"><text:s text:c="4"/>candidato_X = candidato_X +1</text:p>
      <text:p text:style-name="P7"><text:s text:c="4"/>return candidato_X</text:p>
      <text:p text:style-name="P7"/>
      <text:p text:style-name="P7"><text:s text:c="2"/>elif (entrada == 847):</text:p>
      <text:p text:style-name="P7"><text:s text:c="4"/>candidato_Y += 1</text:p>
      <text:p text:style-name="P7"><text:s text:c="4"/>return candidato_Y </text:p>
      <text:p text:style-name="P7"/>
      <text:p text:style-name="P7"><text:s text:c="2"/>elif (entrada == 515):</text:p>
      <text:p text:style-name="P7"><text:s text:c="4"/>candidato_Z += 1</text:p>
      <text:p text:style-name="P7"><text:s text:c="4"/>return candidato_Z</text:p>
      <text:p text:style-name="P7"/>
      <text:p text:style-name="P7"><text:s text:c="2"/>elif (entrada != 889) | (entrada != 847) | (entrada != 515):</text:p>
      <text:p text:style-name="P7"><text:s text:c="4"/>brancos += 1</text:p>
      <text:p text:style-name="P7"><text:s text:c="4"/>return brancos </text:p>
      <text:p text:style-name="P7"><text:s text:c="2"/>else:</text:p>
      <text:p text:style-name="P7"><text:s text:c="4"/>invalidos += 1</text:p>
      <text:p text:style-name="P7"><text:s text:c="4"/>return invalidos</text:p>
      <text:p text:style-name="P7"/>
      <text:p text:style-name="P7"/>
      <text:p text:style-name="P7">candidato_X = 0</text:p>
      <text:p text:style-name="P7">candidato_Y = 0</text:p>
      <text:p text:style-name="P7">candidato_Z = 0</text:p>
      <text:p text:style-name="P7"><text:soft-page-break/>entrada = 0</text:p>
      <text:p text:style-name="P7">brancos = 0 </text:p>
      <text:p text:style-name="P7">invalidos = 0</text:p>
      <text:p text:style-name="P7">continuar = ""</text:p>
      <text:p text:style-name="P7"/>
      <text:p text:style-name="P7">print('Eleições 2022')</text:p>
      <text:p text:style-name="P7">while (continuar != "nao"):</text:p>
      <text:p text:style-name="P7"><text:s text:c="2"/>print("Digite o número de seu candidato:\nCandidato_X =&gt; 889\nCandidato_Y =&gt; 847\nCandidato_Z =&gt; 515\n")</text:p>
      <text:p text:style-name="P7"><text:s text:c="2"/>numCandidato = input()</text:p>
      <text:p text:style-name="P7"><text:s text:c="2"/></text:p>
      <text:p text:style-name="P7"><text:s text:c="2"/>if (numCandidato == ""):</text:p>
      <text:p text:style-name="P7"><text:s text:c="4"/>os.system('clear')</text:p>
      <text:p text:style-name="P7"><text:s text:c="4"/>print("Entrada " + numCandidato + " é invalida! Digite um número valido!")</text:p>
      <text:p text:style-name="P7"><text:s text:c="2"/>else:</text:p>
      <text:p text:style-name="P7"><text:s text:c="4"/>numCandidato = int(numCandidato)</text:p>
      <text:p text:style-name="P7"><text:s text:c="4"/>entrada = votar(numCandidato)</text:p>
      <text:p text:style-name="P7"/>
      <text:p text:style-name="P7"><text:s text:c="2"/>continuar = input("Deseja continuar? (sim / nao) ")</text:p>
      <text:p text:style-name="P7"/>
      <text:p text:style-name="P7">print("Resultado das eleições: \n")</text:p>
      <text:p text:style-name="P7">if (candidato_X == candidato_Y == candidato_Z):</text:p>
      <text:p text:style-name="P7"><text:s text:c="4"/>print("A eleição foi empatada!");</text:p>
      <text:p text:style-name="P7">elif ((candidato_X &gt; candidato_Y) &amp; (candidato_X &gt; candidato_Z)):</text:p>
      <text:p text:style-name="P7"><text:s text:c="4"/>print("O candidato 'A' ganhou a eleição! com: ", candidato_X ,"votos.");</text:p>
      <text:p text:style-name="P7">elif ((candidato_Y &gt; candidato_X) &amp; (candidato_Y &gt; candidato_Z)):</text:p>
      <text:p text:style-name="P7"><text:s text:c="4"/>print("O candidato 'B' ganhou a eleição! com: ", candidato_Y, " votos.");</text:p>
      <text:p text:style-name="P7">elif ((candidato_Z &gt; candidato_X) &amp; (candidato_Z &gt; candidato_Y)):</text:p>
      <text:p text:style-name="P7"><text:s text:c="4"/>print("O candidato 'C' ganhou a eleição! com: ", candidato_Z, " votos.")</text:p>
      <text:p text:style-name="P7"/>
      <text:p text:style-name="P7">print("Resultado das eleições: \n") </text:p>
      <text:p text:style-name="P7">print("candidato_X: ", candidato_X)</text:p>
      <text:p text:style-name="P7">print("candidato_Y: ", candidato_Y)</text:p>
      <text:p text:style-name="P7">print("candidato_Z: ", candidato_Z)</text:p>
      <text:p text:style-name="P7">print("Brancos e nulos: ", (brancos + invalidos))</text:p>
      <text:p text:style-name="P7"/>
      <text:p text:style-name="P7"/>
      <text:p text:style-name="P6">&lt;/python&gt;</text:p>
      <text:p text:style-name="P6"/>
      <text:p text:style-name="P6">&lt;javaScript&gt;</text:p>
      <text:p text:style-name="P7">var input = require('prompt-sync')()</text:p>
      <text:p text:style-name="P7">var candidato_X = 10; var candidato_Y = 50; var candidato_Z = 300; var brancos = 0; var invalidos = 0;</text:p>
      <text:p text:style-name="P7">var continuar = "";</text:p>
      <text:p text:style-name="P7">function votar(entrada) { <text:s/></text:p>
      <text:p text:style-name="P7"><text:s text:c="2"/>switch (entrada) {</text:p>
      <text:p text:style-name="P7"><text:s text:c="4"/>case 889:</text:p>
      <text:p text:style-name="P7"><text:s text:c="6"/>return candidato_X++;</text:p>
      <text:p text:style-name="P7"><text:s text:c="6"/>break;</text:p>
      <text:p text:style-name="P7"><text:s text:c="4"/>case 847:</text:p>
      <text:p text:style-name="P7"><text:s text:c="6"/>return candidato_Y++;</text:p>
      <text:p text:style-name="P7"><text:s text:c="6"/>break;</text:p>
      <text:p text:style-name="P7"><text:soft-page-break/><text:s text:c="4"/>case 515:</text:p>
      <text:p text:style-name="P7"><text:s text:c="6"/>return candidato_Z++;</text:p>
      <text:p text:style-name="P7"><text:s text:c="6"/>break;</text:p>
      <text:p text:style-name="P7"><text:s text:c="4"/>case (entrada != 889) | (entrada != 847) | (entrada != 515):</text:p>
      <text:p text:style-name="P7"><text:s text:c="6"/>return brancos++;</text:p>
      <text:p text:style-name="P7"><text:s text:c="6"/>break;</text:p>
      <text:p text:style-name="P7"><text:s text:c="4"/>default:</text:p>
      <text:p text:style-name="P7"><text:s text:c="6"/>return invalidos++;</text:p>
      <text:p text:style-name="P7"><text:s text:c="6"/>break;</text:p>
      <text:p text:style-name="P7"><text:s text:c="2"/>}</text:p>
      <text:p text:style-name="P7">}</text:p>
      <text:p text:style-name="P7"/>
      <text:p text:style-name="P7">console.log('Eleições 2022');</text:p>
      <text:p text:style-name="P7">while (continuar != "nao") {</text:p>
      <text:p text:style-name="P7"><text:s text:c="2"/>console.log("Digite o número de seu candidato:\nCandidato_X =&gt; 889\nCandidato_Y =&gt; 847\nCandidato_Z =&gt; 515\n");</text:p>
      <text:p text:style-name="P7"><text:s text:c="2"/>var numCandidato = input();</text:p>
      <text:p text:style-name="P7"><text:s text:c="2"/></text:p>
      <text:p text:style-name="P7"><text:s text:c="2"/>if (isNaN(numCandidato)){</text:p>
      <text:p text:style-name="P7"><text:s text:c="4"/>console.clear()</text:p>
      <text:p text:style-name="P7"><text:s text:c="4"/>console.log("Entrada " + numCandidato + " é invalida! Digite um número valido!");</text:p>
      <text:p text:style-name="P7"><text:s text:c="2"/>} else { </text:p>
      <text:p text:style-name="P7"><text:s text:c="4"/>numCandidato = parseInt(numCandidato);</text:p>
      <text:p text:style-name="P7"><text:s text:c="4"/>var entrada = votar(numCandidato) </text:p>
      <text:p text:style-name="P7"><text:s text:c="2"/>}</text:p>
      <text:p text:style-name="P7"><text:s text:c="2"/>continuar = input("Deseja continuar? (sim / nao) ")</text:p>
      <text:p text:style-name="P7">}</text:p>
      <text:p text:style-name="P7"/>
      <text:p text:style-name="P7">console.log("Resultado das eleições: \n");</text:p>
      <text:p text:style-name="P7">if (candidato_X == candidato_Y == candidato_Z) {</text:p>
      <text:p text:style-name="P7"><text:s text:c="4"/>console.log("A eleição foi empatada!");</text:p>
      <text:p text:style-name="P7">} else if ((candidato_X &gt; candidato_Y) &amp; (candidato_X &gt; candidato_Z)) {</text:p>
      <text:p text:style-name="P7"><text:s text:c="4"/>console.log("O candidato 'A' ganhou a eleição! com: " + candidato_X + " votos.");</text:p>
      <text:p text:style-name="P7">} else if ((candidato_Y &gt; candidato_X) &amp; (candidato_Y &gt; candidato_Z)) {</text:p>
      <text:p text:style-name="P7"><text:s text:c="4"/>console.log("O candidato 'B' ganhou a eleição! com: " + candidato_Y + " votos.");</text:p>
      <text:p text:style-name="P7">} else if ((candidato_Z &gt; candidato_X) &amp; (candidato_Z &gt; candidato_Y)) {</text:p>
      <text:p text:style-name="P7"><text:s text:c="4"/>console.log("O candidato 'C' ganhou a eleição! com: " + candidato_Z + " votos.");</text:p>
      <text:p text:style-name="P7">} </text:p>
      <text:p text:style-name="P7"/>
      <text:p text:style-name="P7">console.log("candidato_X: " + candidato_X);</text:p>
      <text:p text:style-name="P7">console.log("candidato_Y: " + candidato_Y);</text:p>
      <text:p text:style-name="P7">console.log("candidato_Z: " + candidato_Z);</text:p>
      <text:p text:style-name="P7">console.log("Brancos e nulos: " + (brancos + invalidos));</text:p>
      <text:p text:style-name="P6"/>
      <text:p text:style-name="P6">&lt;/javaScript&gt;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7-31T21:11:04.373975702</dc:date>
    <meta:editing-duration>PT8H6M15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3" meta:paragraph-count="116" meta:word-count="606" meta:character-count="4313" meta:non-whitespace-character-count="3580"/>
  </office:meta>
</office:document-meta>
</file>